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72b1" officeooo:paragraph-rsid="001a72b1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250a" officeooo:paragraph-rsid="001b250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72b1"/>
    </style:style>
    <style:style style:name="T6" style:family="text">
      <style:text-properties officeooo:rsid="001b25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8th</text:span> of <text:span text:style-name="T5">June</text:span> 202<text:span text:style-name="T5">2</text:span> under the <text:span text:style-name="T5">19th</text:span> PA Meeting.</text:p>
      <text:p text:style-name="P1"/>
      <text:p text:style-name="P1">The Assembly, recognising the current situation,</text:p>
      <text:p text:style-name="P1"/>
      <text:p text:style-name="P4">Constitutes the need to codify that the no griefing universal rule also implies not building close to each other like has been non-codified law forever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5">Comradedoggo_22</text:p>
      <text:p text:style-name="P5">eldegron</text:p>
      <text:p text:style-name="P5">Thanster</text:p>
      <text:p text:style-name="P5">Emeralda_axe7</text:p>
      <text:p text:style-name="P5">Solar_Porpoise</text:p>
      <text:p text:style-name="P1"/>
      <text:p text:style-name="P1"/>
      <text:p text:style-name="P1"/>
      <text:p text:style-name="Standard"><text:span text:style-name="T1">[</text:span><text:span text:style-name="T2">Motion 19-5: To codify that the no griefing universal rule also implies not building close to each other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9T04:32:44.712277444</dc:date>
    <meta:editing-duration>PT3M11S</meta:editing-duration>
    <meta:editing-cycles>7</meta:editing-cycles>
    <meta:generator>LibreOffice/7.3.4.2$Linux_X86_64 LibreOffice_project/8cb1c265a8f71ce63e37a2ff337b4f2ebc525cbc</meta:generator>
    <meta:document-statistic meta:table-count="0" meta:image-count="0" meta:object-count="0" meta:page-count="1" meta:paragraph-count="12" meta:word-count="74" meta:character-count="478" meta:non-whitespace-character-count="416"/>
  </office:meta>
</office:document-meta>
</file>